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urop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fik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si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arc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:.H5])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Predictions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:.H6])" office:value-type="float" office:value="487" calcext:value-type="float">
            <text:p>48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Trivial</text:p>
            <text:p> (guessing NA)</text:p>
          </table:table-cell>
          <table:table-cell table:formula="of:=[.G5]/[.J5]" office:value-type="float" office:value="0.347022587268994" calcext:value-type="float">
            <text:p>0,3470225873</text:p>
          </table:table-cell>
          <table:table-cell/>
          <table:table-cell office:value-type="string" calcext:value-type="string">
            <text:p>Reached</text:p>
          </table:table-cell>
          <table:table-cell office:value-type="float" office:value="0.517" calcext:value-type="float">
            <text:p>0,517</text:p>
          </table:table-cell>
          <table:table-cell/>
          <table:table-cell office:value-type="string" calcext:value-type="string">
            <text:p>Improvement</text:p>
          </table:table-cell>
          <table:table-cell table:formula="of:=[.E8]/[.B8]" office:value-type="float" office:value="1.48981656804734" calcext:value-type="float">
            <text:p>1,4898165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21:39.076000000</meta:creation-date>
    <dc:date>2017-01-23T12:27:53.279000000</dc:date>
    <meta:editing-duration>PT6M16S</meta:editing-duration>
    <meta:editing-cycles>1</meta:editing-cycles>
    <meta:document-statistic meta:table-count="1" meta:cell-count="33" meta:object-count="0"/>
    <meta:generator>LibreOffice/5.0.5.2$Windows_x86 LibreOffice_project/55b006a02d247b5f7215fc6ea0fde844b30035b3</meta:generator>
  </office:meta>
</office:document-meta>
</file>